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image/png" manifest:full-path="Pictures/10000000000000200000002000309F1C.png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styles.xml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2_20_Dots_20_3_20_Dashes" svg:stroke-width="0.051cm" svg:stroke-color="#99ccff" draw:marker-start-width="0.276cm" draw:marker-end-width="0.276cm" draw:fill="solid" draw:fill-color="#cfe7f5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203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965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stroke="solid" draw:stroke-dash="_32__20_Dots_20_1_20_Dash" svg:stroke-width="0.051cm" svg:stroke-color="#0084d1" draw:marker-start="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ff420e" draw:fill="solid" draw:fill-color="#ff420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708cm"/>
    </style:style>
    <style:style style:name="gr9" style:family="graphic" style:parent-style-name="objectwithoutfill">
      <style:graphic-properties draw:stroke="dash" draw:stroke-dash="_32__20_Dots_20_1_20_Dash" svg:stroke-width="0.051cm" svg:stroke-color="#000000" draw:marker-start-width="0.276cm" draw:marker-end="Arrow" draw:marker-end-width="0.17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_32__20_Dots_20_1_20_Dash" svg:stroke-width="0.051cm" svg:stroke-color="#ff95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_32__20_Dots_20_1_20_Dash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_32__20_Dots_20_1_20_Dash" svg:stroke-width="0.051cm" svg:stroke-color="#ff33ff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ff950e" draw:fill="solid" draw:fill-color="#ff950e" draw:textarea-vertical-align="middle"/>
    </style:style>
    <style:style style:name="gr14" style:family="graphic" style:parent-style-name="standard">
      <style:graphic-properties svg:stroke-color="#0084d1" draw:fill="solid" draw:fill-color="#0084d1" draw:textarea-vertical-align="middle"/>
    </style:style>
    <style:style style:name="gr15" style:family="graphic" style:parent-style-name="standard">
      <style:graphic-properties svg:stroke-color="#ff00ff" draw:fill="solid" draw:fill-color="#ff00ff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1" draw:layer="layout" svg:width="26.681cm" svg:height="3.448cm" svg:x="0.69cm" svg:y="11.792cm">
          <text:p/>
        </draw:ellipse>
        <draw:frame draw:style-name="gr2" draw:text-style-name="P3" draw:layer="layout" svg:width="2.703cm" svg:height="1.055cm" svg:x="11.013cm" svg:y="10.737cm">
          <draw:text-box>
            <text:p text:style-name="P2"><text:span text:style-name="T1">FD-GS</text:span></text:p>
          </draw:text-box>
        </draw:frame>
        <draw:connector draw:style-name="gr3" draw:text-style-name="P1" draw:layer="layout" draw:type="curve" svg:x1="14.254cm" svg:y1="11.327cm" svg:x2="14.254cm" svg:y2="11.327cm" draw:start-shape="id1" draw:end-shape="id1" draw:end-glue-point="1" svg:d="M14254 11327z">
          <text:p/>
        </draw:connector>
        <draw:frame draw:style-name="gr4" draw:text-style-name="P3" draw:layer="layout" svg:width="3.465cm" svg:height="1.055cm" svg:x="6.096cm" svg:y="4.826cm">
          <draw:text-box>
            <text:p text:style-name="P2"><text:span text:style-name="T1">UL UAV-i</text:span></text:p>
          </draw:text-box>
        </draw:frame>
        <draw:frame draw:style-name="gr5" draw:text-style-name="P1" draw:layer="layout" svg:width="0.776cm" svg:height="0.879cm" svg:x="12.87cm" svg:y="8.773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line draw:style-name="gr6" draw:text-style-name="P1" draw:layer="layout" svg:x1="23.114cm" svg:y1="4.064cm" svg:x2="14.154cm" svg:y2="11.176cm">
          <text:p/>
        </draw:line>
        <draw:circle draw:style-name="gr7" draw:text-style-name="P1" draw:layer="layout" svg:width="0.508cm" svg:height="0.508cm" svg:x="23.088cm" svg:y="3.682cm">
          <text:p/>
        </draw:circle>
        <draw:frame draw:style-name="gr4" draw:text-style-name="P3" draw:layer="layout" svg:width="3.465cm" svg:height="1.055cm" svg:x="21.935cm" svg:y="2.501cm">
          <draw:text-box>
            <text:p text:style-name="P2"><text:span text:style-name="T1">DL UAV-j</text:span></text:p>
          </draw:text-box>
        </draw:frame>
        <draw:frame draw:style-name="gr5" draw:text-style-name="P1" draw:layer="layout" svg:width="0.871cm" svg:height="0.878cm" svg:x="16.97cm" svg:y="8.774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8" draw:text-style-name="P3" draw:layer="layout" svg:width="2.208cm" svg:height="1.055cm" svg:x="17.758cm" svg:y="11.899cm">
          <draw:text-box>
            <text:p text:style-name="P2"><text:span text:style-name="T1">MBS</text:span></text:p>
          </draw:text-box>
        </draw:frame>
        <draw:frame draw:style-name="gr5" draw:text-style-name="P1" draw:layer="layout" svg:width="0.784cm" svg:height="0.888cm" svg:x="9.376cm" svg:y="13.336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line draw:style-name="gr9" draw:text-style-name="P1" draw:layer="layout" svg:x1="14.006cm" svg:y1="13.208cm" svg:x2="7.874cm" svg:y2="14.986cm">
          <text:p/>
        </draw:line>
        <draw:frame draw:style-name="gr5" draw:text-style-name="P1" draw:layer="layout" svg:width="1.363cm" svg:height="0.888cm" svg:x="15.394cm" svg:y="10.868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line draw:style-name="gr10" draw:text-style-name="P1" draw:layer="layout" svg:x1="9.906cm" svg:y1="5.334cm" svg:x2="13.746cm" svg:y2="11.073cm">
          <text:p/>
        </draw:line>
        <draw:line draw:style-name="gr11" draw:text-style-name="P1" draw:layer="layout" svg:x1="23.362cm" svg:y1="4.19cm" svg:x2="23.362cm" svg:y2="12.9cm">
          <text:p/>
        </draw:line>
        <draw:line draw:style-name="gr11" draw:text-style-name="P1" draw:layer="layout" svg:x1="14.154cm" svg:y1="13.208cm" svg:x2="23.362cm" svg:y2="12.7cm">
          <text:p/>
        </draw:line>
        <draw:frame draw:style-name="gr5" draw:text-style-name="P1" draw:layer="layout" svg:width="0.991cm" svg:height="0.878cm" svg:x="21.082cm" svg:y="12.854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5" draw:text-style-name="P1" draw:layer="layout" svg:width="1.064cm" svg:height="0.878cm" svg:x="22.196cm" svg:y="8.8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line draw:style-name="gr11" draw:text-style-name="P1" draw:layer="layout" svg:x1="9.906cm" svg:y1="5.588cm" svg:x2="9.906cm" svg:y2="12.192cm">
          <text:p/>
        </draw:line>
        <draw:line draw:style-name="gr11" draw:text-style-name="P1" draw:layer="layout" svg:x1="14.006cm" svg:y1="13.208cm" svg:x2="9.906cm" svg:y2="12.192cm">
          <text:p/>
        </draw:line>
        <draw:line draw:style-name="gr12" draw:text-style-name="P1" draw:layer="layout" svg:x1="17.272cm" svg:y1="12.192cm" svg:x2="14.254cm" svg:y2="11.327cm">
          <text:p/>
        </draw:line>
        <draw:line draw:style-name="gr12" draw:text-style-name="P1" draw:layer="layout" svg:x1="17.526cm" svg:y1="12.192cm" svg:x2="23.288cm" svg:y2="4.19cm">
          <text:p/>
        </draw:line>
        <draw:frame draw:style-name="gr5" draw:text-style-name="P1" draw:layer="layout" svg:width="0.969cm" svg:height="0.878cm" svg:x="8.636cm" svg:y="8.89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line draw:style-name="gr10" draw:text-style-name="P1" draw:layer="layout" svg:x1="9.906cm" svg:y1="5.334cm" svg:x2="23.088cm" svg:y2="3.81cm">
          <text:p/>
        </draw:line>
        <draw:frame draw:style-name="gr5" draw:text-style-name="P1" draw:layer="layout" svg:width="1.211cm" svg:height="0.879cm" svg:x="15.299cm" svg:y="3.556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5" draw:text-style-name="P1" draw:layer="layout" svg:width="1.811cm" svg:height="0.888cm" svg:x="19.786cm" svg:y="8.764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5" draw:text-style-name="P1" draw:layer="layout" svg:width="0.9cm" svg:height="0.893cm" svg:x="10.446cm" svg:y="12.492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circle draw:style-name="gr13" draw:text-style-name="P1" draw:layer="layout" svg:width="0.508cm" svg:height="0.508cm" svg:x="9.63cm" svg:y="5.108cm">
          <text:p/>
        </draw:circle>
        <draw:line draw:style-name="gr11" draw:text-style-name="P1" draw:layer="layout" svg:x1="14.006cm" svg:y1="11.43cm" svg:x2="14.006cm" svg:y2="13.208cm">
          <text:p/>
        </draw:line>
        <draw:circle draw:style-name="gr14" draw:text-style-name="P1" xml:id="id1" draw:id="id1" draw:layer="layout" svg:width="0.508cm" svg:height="0.508cm" svg:x="13.746cm" svg:y="11.073cm">
          <text:p/>
        </draw:circle>
        <draw:frame draw:style-name="gr5" draw:text-style-name="P1" draw:layer="layout" svg:width="1.244cm" svg:height="0.878cm" svg:x="12.737cm" svg:y="11.89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line draw:style-name="gr11" draw:text-style-name="P1" draw:layer="layout" svg:x1="14.154cm" svg:y1="13.208cm" svg:x2="17.526cm" svg:y2="12.389cm">
          <text:p/>
        </draw:line>
        <draw:frame draw:style-name="gr5" draw:text-style-name="P1" draw:layer="layout" svg:width="1.452cm" svg:height="0.878cm" svg:x="14.583cm" svg:y="11.95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ircle draw:style-name="gr15" draw:text-style-name="P1" draw:layer="layout" svg:width="0.508cm" svg:height="0.508cm" svg:x="17.288cm" svg:y="11.938cm">
          <text:p/>
        </draw:circl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ellipse draw:style-name="gr1" draw:text-style-name="P1" draw:layer="layout" svg:width="26.681cm" svg:height="3.448cm" svg:x="0.69cm" svg:y="11.792cm">
          <text:p/>
        </draw:ellipse>
        <draw:frame draw:style-name="gr2" draw:text-style-name="P3" draw:layer="layout" svg:width="2.703cm" svg:height="1.055cm" svg:x="12.653cm" svg:y="13.462cm">
          <draw:text-box>
            <text:p text:style-name="P2"><text:span text:style-name="T1">FD-GS</text:span></text:p>
          </draw:text-box>
        </draw:frame>
        <draw:connector draw:style-name="gr3" draw:text-style-name="P1" draw:layer="layout" draw:type="curve" svg:x1="14.254cm" svg:y1="13.127cm" svg:x2="14.254cm" svg:y2="13.127cm" draw:start-shape="id2" draw:end-shape="id2" draw:end-glue-point="1" svg:d="M14254 13127z">
          <text:p/>
        </draw:connector>
        <draw:frame draw:style-name="gr4" draw:text-style-name="P3" draw:layer="layout" svg:width="3.465cm" svg:height="1.055cm" svg:x="6.096cm" svg:y="4.826cm">
          <draw:text-box>
            <text:p text:style-name="P2"><text:span text:style-name="T1">UL UAV-i</text:span></text:p>
          </draw:text-box>
        </draw:frame>
        <draw:frame draw:style-name="gr5" draw:text-style-name="P1" draw:layer="layout" svg:width="0.776cm" svg:height="0.879cm" svg:x="11.176cm" svg:y="6.99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6" draw:text-style-name="P1" draw:layer="layout" svg:x1="16.002cm" svg:y1="3.556cm" svg:x2="14.006cm" svg:y2="12.873cm">
          <text:p/>
        </draw:line>
        <draw:circle draw:style-name="gr7" draw:text-style-name="P1" draw:layer="layout" svg:width="0.508cm" svg:height="0.508cm" svg:x="16.002cm" svg:y="2.847cm">
          <text:p/>
        </draw:circle>
        <draw:frame draw:style-name="gr4" draw:text-style-name="P3" draw:layer="layout" svg:width="3.465cm" svg:height="1.055cm" svg:x="16.601cm" svg:y="2.54cm">
          <draw:text-box>
            <text:p text:style-name="P2"><text:span text:style-name="T1">DL UAV-j</text:span></text:p>
          </draw:text-box>
        </draw:frame>
        <draw:frame draw:style-name="gr5" draw:text-style-name="P1" draw:layer="layout" svg:width="0.871cm" svg:height="0.878cm" svg:x="13.861cm" svg:y="6.99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8" draw:text-style-name="P3" draw:layer="layout" svg:width="2.208cm" svg:height="1.055cm" svg:x="21.436cm" svg:y="11.137cm">
          <draw:text-box>
            <text:p text:style-name="P2"><text:span text:style-name="T1">MBS</text:span></text:p>
          </draw:text-box>
        </draw:frame>
        <draw:frame draw:style-name="gr5" draw:text-style-name="P1" draw:layer="layout" svg:width="0.784cm" svg:height="0.888cm" svg:x="5.82cm" svg:y="12.95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9" draw:text-style-name="P1" draw:layer="layout" svg:x1="14.006cm" svg:y1="13.208cm" svg:x2="2.032cm" svg:y2="14.224cm">
          <text:p/>
        </draw:line>
        <draw:frame draw:style-name="gr5" draw:text-style-name="P1" draw:layer="layout" svg:width="1.363cm" svg:height="0.888cm" svg:x="18.449cm" svg:y="12.19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line draw:style-name="gr10" draw:text-style-name="P1" draw:layer="layout" svg:x1="9.906cm" svg:y1="5.334cm" svg:x2="13.746cm" svg:y2="12.873cm">
          <text:p/>
        </draw:line>
        <draw:line draw:style-name="gr11" draw:text-style-name="P1" draw:layer="layout" svg:x1="16.256cm" svg:y1="3.482cm" svg:x2="16.256cm" svg:y2="12.192cm">
          <text:p/>
        </draw:line>
        <draw:line draw:style-name="gr11" draw:text-style-name="P1" draw:layer="layout" svg:x1="14.006cm" svg:y1="13.208cm" svg:x2="16.256cm" svg:y2="12.192cm">
          <text:p/>
        </draw:line>
        <draw:frame draw:style-name="gr5" draw:text-style-name="P1" draw:layer="layout" svg:width="0.991cm" svg:height="0.878cm" svg:x="14.303cm" svg:y="11.79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5" draw:text-style-name="P1" draw:layer="layout" svg:width="1.064cm" svg:height="0.878cm" svg:x="16.336cm" svg:y="8.89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11" draw:text-style-name="P1" draw:layer="layout" svg:x1="9.906cm" svg:y1="5.588cm" svg:x2="9.906cm" svg:y2="12.192cm">
          <text:p/>
        </draw:line>
        <draw:line draw:style-name="gr11" draw:text-style-name="P1" draw:layer="layout" svg:x1="14.006cm" svg:y1="13.208cm" svg:x2="9.906cm" svg:y2="12.192cm">
          <text:p/>
        </draw:line>
        <draw:line draw:style-name="gr12" draw:text-style-name="P1" draw:layer="layout" svg:x1="20.828cm" svg:y1="11.792cm" svg:x2="14.478cm" svg:y2="13.127cm">
          <text:p/>
        </draw:line>
        <draw:line draw:style-name="gr12" draw:text-style-name="P1" draw:layer="layout" svg:x1="21.082cm" svg:y1="11.792cm" svg:x2="16.41cm" svg:y2="3.355cm">
          <text:p/>
        </draw:line>
        <draw:frame draw:style-name="gr5" draw:text-style-name="P1" draw:layer="layout" svg:width="0.969cm" svg:height="0.878cm" svg:x="8.636cm" svg:y="8.89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line draw:style-name="gr10" draw:text-style-name="P1" draw:layer="layout" svg:x1="9.906cm" svg:y1="5.334cm" svg:x2="15.902cm" svg:y2="3.355cm">
          <text:p/>
        </draw:line>
        <draw:frame draw:style-name="gr5" draw:text-style-name="P1" draw:layer="layout" svg:width="1.211cm" svg:height="0.879cm" svg:x="12.916cm" svg:y="4.256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5" draw:text-style-name="P1" draw:layer="layout" svg:width="1.811cm" svg:height="0.888cm" svg:x="19.786cm" svg:y="8.764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5" draw:text-style-name="P1" draw:layer="layout" svg:width="0.9cm" svg:height="0.893cm" svg:x="10.446cm" svg:y="12.492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circle draw:style-name="gr13" draw:text-style-name="P1" draw:layer="layout" svg:width="0.508cm" svg:height="0.508cm" svg:x="9.63cm" svg:y="5.108cm">
          <text:p/>
        </draw:circle>
        <draw:line draw:style-name="gr11" draw:text-style-name="P1" draw:layer="layout" svg:x1="21.082cm" svg:y1="11.943cm" svg:x2="21.082cm" svg:y2="13.613cm">
          <text:p/>
        </draw:line>
        <draw:frame draw:style-name="gr5" draw:text-style-name="P1" draw:layer="layout" svg:width="1.523cm" svg:height="0.878cm" svg:x="21.336cm" svg:y="12.33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line draw:style-name="gr11" draw:text-style-name="P1" draw:layer="layout" svg:x1="14.006cm" svg:y1="13.208cm" svg:x2="21.082cm" svg:y2="13.613cm">
          <text:p/>
        </draw:line>
        <draw:frame draw:style-name="gr5" draw:text-style-name="P1" draw:layer="layout" svg:width="1.452cm" svg:height="0.878cm" svg:x="17.526cm" svg:y="13.6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circle draw:style-name="gr15" draw:text-style-name="P1" draw:layer="layout" svg:width="0.508cm" svg:height="0.508cm" svg:x="20.828cm" svg:y="11.43cm">
          <text:p/>
        </draw:circle>
        <draw:circle draw:style-name="gr14" draw:text-style-name="P1" xml:id="id2" draw:id="id2" draw:layer="layout" svg:width="0.508cm" svg:height="0.508cm" svg:x="13.746cm" svg:y="12.873cm">
          <text:p/>
        </draw:circl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84d1" draw:marker-start-width="0.203cm" draw:marker-end-width="0.203cm"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8-08-06T10:55:34.29</meta:creation-date>
    <dc:date>2019-10-03T18:04:51.49</dc:date>
    <meta:editing-duration>P1DT2H47M5S</meta:editing-duration>
    <meta:editing-cycles>55</meta:editing-cycles>
    <meta:generator>OpenOffice/4.1.2$Win32 OpenOffice.org_project/412m3$Build-9782</meta:generator>
    <dc:creator>Ernest </dc:creator>
    <meta:document-statistic meta:object-count="93"/>
  </office:meta>
</office:document-meta>
</file>

<file path=Object 1/content.xml><?xml version="1.0" encoding="utf-8"?>
<math xmlns="http://www.w3.org/1998/Math/MathML">
  <semantics>
    <mrow>
      <msub>
        <mi>D</mi>
        <mrow>
          <mi mathvariant="italic">mbs</mi>
        </mrow>
      </msub>
    </mrow>
    <annotation encoding="StarMath 5.0">D_{mbs}</annotation>
  </semantics>
</math>
</file>

<file path=Object 10/content.xml><?xml version="1.0" encoding="utf-8"?>
<math xmlns="http://www.w3.org/1998/Math/MathML">
  <semantics>
    <mrow>
      <msub>
        <mi>d</mi>
        <mrow>
          <mi mathvariant="italic">mbs</mi>
          <mi>,</mi>
          <mi>j</mi>
        </mrow>
      </msub>
    </mrow>
    <annotation encoding="StarMath 5.0">d_{mbs,j}</annotation>
  </semantics>
</math>
</file>

<file path=Object 11/content.xml><?xml version="1.0" encoding="utf-8"?>
<math xmlns="http://www.w3.org/1998/Math/MathML">
  <semantics>
    <mrow>
      <msub>
        <mi>D</mi>
        <mrow>
          <mi>i</mi>
        </mrow>
      </msub>
    </mrow>
    <annotation encoding="StarMath 5.0">D_{i}</annotation>
  </semantics>
</math>
</file>

<file path=Object 12/content.xml><?xml version="1.0" encoding="utf-8"?>
<math xmlns="http://www.w3.org/1998/Math/MathML">
  <semantics>
    <mrow>
      <msub>
        <mi>H</mi>
        <mrow>
          <mi mathvariant="italic">mbs</mi>
        </mrow>
      </msub>
    </mrow>
    <annotation encoding="StarMath 5.0">H_{mbs}</annotation>
  </semantics>
</math>
</file>

<file path=Object 13/content.xml><?xml version="1.0" encoding="utf-8"?>
<math xmlns="http://www.w3.org/1998/Math/MathML">
  <semantics>
    <mrow>
      <msub>
        <mi>D</mi>
        <mrow>
          <mi mathvariant="italic">mbs</mi>
        </mrow>
      </msub>
    </mrow>
    <annotation encoding="StarMath 5.0">D_{mbs}</annotation>
  </semantics>
</math>
</file>

<file path=Object 2/content.xml><?xml version="1.0" encoding="utf-8"?>
<math xmlns="http://www.w3.org/1998/Math/MathML">
  <semantics>
    <mrow>
      <msub>
        <mi>d</mi>
        <mrow>
          <mi>i</mi>
        </mrow>
      </msub>
    </mrow>
    <annotation encoding="StarMath 5.0">d_{i}</annotation>
  </semantics>
</math>
</file>

<file path=Object 3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4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44/content.xml><?xml version="1.0" encoding="utf-8"?>
<math xmlns="http://www.w3.org/1998/Math/MathML">
  <semantics>
    <mrow>
      <msub>
        <mi>d</mi>
        <mrow>
          <mi>i</mi>
        </mrow>
      </msub>
    </mrow>
    <annotation encoding="StarMath 5.0">d_{i}</annotation>
  </semantics>
</math>
</file>

<file path=Object 45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46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47/content.xml><?xml version="1.0" encoding="utf-8"?>
<math xmlns="http://www.w3.org/1998/Math/MathML">
  <semantics>
    <mrow>
      <msub>
        <mi>d</mi>
        <mrow>
          <mi mathvariant="italic">mbs</mi>
        </mrow>
      </msub>
    </mrow>
    <annotation encoding="StarMath 5.0">d_{mbs}</annotation>
  </semantics>
</math>
</file>

<file path=Object 48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49/content.xml><?xml version="1.0" encoding="utf-8"?>
<math xmlns="http://www.w3.org/1998/Math/MathML">
  <semantics>
    <mrow>
      <msub>
        <mi>H</mi>
        <mrow>
          <mi>j</mi>
        </mrow>
      </msub>
    </mrow>
    <annotation encoding="StarMath 5.0">H_{j}</annotation>
  </semantics>
</math>
</file>

<file path=Object 5/content.xml><?xml version="1.0" encoding="utf-8"?>
<math xmlns="http://www.w3.org/1998/Math/MathML">
  <semantics>
    <mrow>
      <msub>
        <mi>d</mi>
        <mrow>
          <mi mathvariant="italic">mbs</mi>
        </mrow>
      </msub>
    </mrow>
    <annotation encoding="StarMath 5.0">d_{mbs}</annotation>
  </semantics>
</math>
</file>

<file path=Object 50/content.xml><?xml version="1.0" encoding="utf-8"?>
<math xmlns="http://www.w3.org/1998/Math/MathML">
  <semantics>
    <mrow>
      <msub>
        <mi>H</mi>
        <mrow>
          <mi>i</mi>
        </mrow>
      </msub>
    </mrow>
    <annotation encoding="StarMath 5.0">H_{i}</annotation>
  </semantics>
</math>
</file>

<file path=Object 51/content.xml><?xml version="1.0" encoding="utf-8"?>
<math xmlns="http://www.w3.org/1998/Math/MathML">
  <semantics>
    <mrow>
      <msub>
        <mi>d</mi>
        <mrow>
          <mi>i</mi>
          <mi>,</mi>
          <mi>j</mi>
        </mrow>
      </msub>
    </mrow>
    <annotation encoding="StarMath 5.0">d_{i,j}</annotation>
  </semantics>
</math>
</file>

<file path=Object 52/content.xml><?xml version="1.0" encoding="utf-8"?>
<math xmlns="http://www.w3.org/1998/Math/MathML">
  <semantics>
    <mrow>
      <msub>
        <mi>d</mi>
        <mrow>
          <mi mathvariant="italic">mbs</mi>
          <mi>,</mi>
          <mi>j</mi>
        </mrow>
      </msub>
    </mrow>
    <annotation encoding="StarMath 5.0">d_{mbs,j}</annotation>
  </semantics>
</math>
</file>

<file path=Object 53/content.xml><?xml version="1.0" encoding="utf-8"?>
<math xmlns="http://www.w3.org/1998/Math/MathML">
  <semantics>
    <mrow>
      <msub>
        <mi>D</mi>
        <mrow>
          <mi>i</mi>
        </mrow>
      </msub>
    </mrow>
    <annotation encoding="StarMath 5.0">D_{i}</annotation>
  </semantics>
</math>
</file>

<file path=Object 54/content.xml><?xml version="1.0" encoding="utf-8"?>
<math xmlns="http://www.w3.org/1998/Math/MathML">
  <semantics>
    <mrow>
      <msub>
        <mi>H</mi>
        <mrow>
          <mi mathvariant="italic">gs</mi>
        </mrow>
      </msub>
    </mrow>
    <annotation encoding="StarMath 5.0">H_{gs}</annotation>
  </semantics>
</math>
</file>

<file path=Object 6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7/content.xml><?xml version="1.0" encoding="utf-8"?>
<math xmlns="http://www.w3.org/1998/Math/MathML">
  <semantics>
    <mrow>
      <msub>
        <mi>H</mi>
        <mrow>
          <mi>j</mi>
        </mrow>
      </msub>
    </mrow>
    <annotation encoding="StarMath 5.0">H_{j}</annotation>
  </semantics>
</math>
</file>

<file path=Object 8/content.xml><?xml version="1.0" encoding="utf-8"?>
<math xmlns="http://www.w3.org/1998/Math/MathML">
  <semantics>
    <mrow>
      <msub>
        <mi>H</mi>
        <mrow>
          <mi>i</mi>
        </mrow>
      </msub>
    </mrow>
    <annotation encoding="StarMath 5.0">H_{i}</annotation>
  </semantics>
</math>
</file>

<file path=Object 9/content.xml><?xml version="1.0" encoding="utf-8"?>
<math xmlns="http://www.w3.org/1998/Math/MathML">
  <semantics>
    <mrow>
      <msub>
        <mi>d</mi>
        <mrow>
          <mi>i</mi>
          <mi>,</mi>
          <mi>j</mi>
        </mrow>
      </msub>
    </mrow>
    <annotation encoding="StarMath 5.0">d_{i,j}</annotation>
  </semantics>
</math>
</file>